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3.2125in" style:rel-column-width="23*"/>
    </style:style>
    <style:style style:name="Table1.A1" style:family="table-cell">
      <style:table-cell-properties fo:padding="0.0625in" fo:border-left="none" fo:border-right="none" fo:border-top="0.05pt solid #000000" fo:border-bottom="none"/>
    </style:style>
    <style:style style:name="Table1.A2" style:family="table-cell">
      <style:table-cell-properties style:vertical-align="top" fo:padding="0.0625in" fo:border="none"/>
    </style:style>
    <style:style style:name="Table1.A4" style:family="table-cell">
      <style:table-cell-properties fo:padding="0.0625in" fo:border-left="none" fo:border-right="none" fo:border-top="none" fo:border-bottom="0.05pt solid #000000"/>
    </style:style>
    <style:style style:name="Table1.B4" style:family="table-cell">
      <style:table-cell-properties fo:padding="0.0625in" fo:border-left="none" fo:border-right="none" fo:border-top="none" fo:border-bottom="0.05pt solid #000000"/>
    </style:style>
    <style:style style:name="Table2" style:family="table">
      <style:table-properties style:width="6.425in" style:rel-width="96%" fo:margin-top="0in" fo:margin-bottom="0.0785in" table:align="center"/>
    </style:style>
    <style:style style:name="Table2.A" style:family="table-column">
      <style:table-column-properties style:column-width="3.2125in" style:rel-column-width="23*"/>
    </style:style>
    <style:style style:name="Table2.A1" style:family="table-cell">
      <style:table-cell-properties fo:padding="0.0625in" fo:border-left="none" fo:border-right="none" fo:border-top="0.05pt solid #000000" fo:border-bottom="none"/>
    </style:style>
    <style:style style:name="Table2.A2" style:family="table-cell">
      <style:table-cell-properties style:vertical-align="top" fo:padding="0.0625in" fo:border="none"/>
    </style:style>
    <style:style style:name="Table2.A7" style:family="table-cell">
      <style:table-cell-properties fo:padding="0.0625in" fo:border-left="none" fo:border-right="none" fo:border-top="none" fo:border-bottom="0.05pt solid #000000"/>
    </style:style>
    <style:style style:name="Table2.B7" style:family="table-cell">
      <style:table-cell-properties fo:padding="0.0625in" fo:border-left="none" fo:border-right="none" fo:border-top="none" fo:border-bottom="0.05pt solid #000000"/>
    </style:style>
    <style:style style:name="Table3" style:family="table">
      <style:table-properties style:width="6.425in" style:rel-width="96%" fo:margin-top="0in" fo:margin-bottom="0.0785in" table:align="center"/>
    </style:style>
    <style:style style:name="Table3.A" style:family="table-column">
      <style:table-column-properties style:column-width="1.6063in" style:rel-column-width="23*"/>
    </style:style>
    <style:style style:name="Table3.A1" style:family="table-cell">
      <style:table-cell-properties fo:padding="0.0625in" fo:border-left="none" fo:border-right="none" fo:border-top="0.05pt solid #000000" fo:border-bottom="0.05pt solid #000000"/>
    </style:style>
    <style:style style:name="Table3.A2" style:family="table-cell">
      <style:table-cell-properties fo:padding="0.0625in" fo:border-left="none" fo:border-right="none" fo:border-top="0.05pt solid #000000" fo:border-bottom="none"/>
    </style:style>
    <style:style style:name="Table3.A3" style:family="table-cell">
      <style:table-cell-properties style:vertical-align="top" fo:padding="0.0625in" fo:border="none"/>
    </style:style>
    <style:style style:name="Table3.A7" style:family="table-cell">
      <style:table-cell-properties fo:padding="0.0625in" fo:border-left="none" fo:border-right="none" fo:border-top="none" fo:border-bottom="0.05pt solid #000000"/>
    </style:style>
    <style:style style:name="Table3.B7" style:family="table-cell">
      <style:table-cell-properties fo:padding="0.0625in" fo:border-left="none" fo:border-right="none" fo:border-top="none" fo:border-bottom="0.05pt solid #000000"/>
    </style:style>
    <style:style style:name="Table3.C7" style:family="table-cell">
      <style:table-cell-properties fo:padding="0.0625in" fo:border-left="none" fo:border-right="none" fo:border-top="none" fo:border-bottom="0.05pt solid #000000"/>
    </style:style>
    <style:style style:name="Table3.D7" style:family="table-cell">
      <style:table-cell-properties fo:padding="0.0625in" fo:border-left="none" fo:border-right="none" fo:border-top="none" fo:border-bottom="0.05pt solid #000000"/>
    </style:style>
    <style:style style:name="Table4" style:family="table">
      <style:table-properties style:width="6.425in" style:rel-width="96%" fo:margin-top="0in" fo:margin-bottom="0.0785in" table:align="center"/>
    </style:style>
    <style:style style:name="Table4.A" style:family="table-column">
      <style:table-column-properties style:column-width="1.6063in" style:rel-column-width="23*"/>
    </style:style>
    <style:style style:name="Table4.A1" style:family="table-cell">
      <style:table-cell-properties fo:padding="0.0625in" fo:border-left="none" fo:border-right="none" fo:border-top="0.05pt solid #000000" fo:border-bottom="0.05pt solid #000000"/>
    </style:style>
    <style:style style:name="Table4.A2" style:family="table-cell">
      <style:table-cell-properties fo:padding="0.0625in" fo:border-left="none" fo:border-right="none" fo:border-top="0.05pt solid #000000" fo:border-bottom="none"/>
    </style:style>
    <style:style style:name="Table4.A3" style:family="table-cell">
      <style:table-cell-properties style:vertical-align="top" fo:padding="0.0625in" fo:border="none"/>
    </style:style>
    <style:style style:name="Table4.A4" style:family="table-cell">
      <style:table-cell-properties fo:padding="0.0625in" fo:border-left="none" fo:border-right="none" fo:border-top="none" fo:border-bottom="0.05pt solid #000000"/>
    </style:style>
    <style:style style:name="Table4.B4" style:family="table-cell">
      <style:table-cell-properties fo:padding="0.0625in" fo:border-left="none" fo:border-right="none" fo:border-top="none" fo:border-bottom="0.05pt solid #000000"/>
    </style:style>
    <style:style style:name="Table4.C4" style:family="table-cell">
      <style:table-cell-properties fo:padding="0.0625in" fo:border-left="none" fo:border-right="none" fo:border-top="none" fo:border-bottom="0.05pt solid #000000"/>
    </style:style>
    <style:style style:name="Table4.D4" style:family="table-cell">
      <style:table-cell-properties fo:padding="0.0625in" fo:border-left="none" fo:border-right="none" fo:border-top="none" fo:border-bottom="0.05pt solid #000000"/>
    </style:style>
    <style:style style:name="Table5" style:family="table">
      <style:table-properties style:width="6.425in" style:rel-width="96%" fo:margin-top="0in" fo:margin-bottom="0.0785in" table:align="center"/>
    </style:style>
    <style:style style:name="Table5.A" style:family="table-column">
      <style:table-column-properties style:column-width="3.2125in" style:rel-column-width="23*"/>
    </style:style>
    <style:style style:name="Table5.A1" style:family="table-cell">
      <style:table-cell-properties fo:padding="0.0625in" fo:border-left="none" fo:border-right="none" fo:border-top="0.05pt solid #000000" fo:border-bottom="none"/>
    </style:style>
    <style:style style:name="Table5.A2" style:family="table-cell">
      <style:table-cell-properties style:vertical-align="top" fo:padding="0.0625in" fo:border="none"/>
    </style:style>
    <style:style style:name="Table5.A3" style:family="table-cell">
      <style:table-cell-properties fo:padding="0.0625in" fo:border-left="none" fo:border-right="none" fo:border-top="none" fo:border-bottom="0.05pt solid #000000"/>
    </style:style>
    <style:style style:name="Table5.B3"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OrgTitle">
      <style:text-properties officeooo:paragraph-rsid="0002228a"/>
    </style:style>
    <style:style style:name="T1" style:family="text">
      <style:text-properties officeooo:rsid="0002228a"/>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3"><text:span text:style-name="T1">Daljeet Singh</text:span></text:p>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sec-1" text:style-name="Internet_20_link" text:visited-style-name="Visited_20_Internet_20_Link">1. Contact Details</text:a></text:p>
          <text:p text:style-name="Contents_20_1"><text:a xlink:type="simple" xlink:href="#sec-2" text:style-name="Internet_20_link" text:visited-style-name="Visited_20_Internet_20_Link">2. Summary</text:a></text:p>
          <text:p text:style-name="Contents_20_1"><text:a xlink:type="simple" xlink:href="#sec-3" text:style-name="Internet_20_link" text:visited-style-name="Visited_20_Internet_20_Link">3. Skills</text:a></text:p>
          <text:p text:style-name="Contents_20_1"><text:a xlink:type="simple" xlink:href="#sec-4" text:style-name="Internet_20_link" text:visited-style-name="Visited_20_Internet_20_Link">4. Experience:</text:a></text:p>
          <text:p text:style-name="Contents_20_1"><text:a xlink:type="simple" xlink:href="#sec-5" text:style-name="Internet_20_link" text:visited-style-name="Visited_20_Internet_20_Link">5. Projects</text:a></text:p>
          <text:p text:style-name="Contents_20_2"><text:a xlink:type="simple" xlink:href="#sec-5-1" text:style-name="Internet_20_link" text:visited-style-name="Visited_20_Internet_20_Link">5.1. PrideGlobal</text:a></text:p>
          <text:p text:style-name="Contents_20_2"><text:a xlink:type="simple" xlink:href="#sec-5-2" text:style-name="Internet_20_link" text:visited-style-name="Visited_20_Internet_20_Link">5.2. HCL Practice 1.5 years</text:a></text:p>
          <text:p text:style-name="Contents_20_2"><text:a xlink:type="simple" xlink:href="#sec-5-3" text:style-name="Internet_20_link" text:visited-style-name="Visited_20_Internet_20_Link">5.3. Product development :</text:a></text:p>
          <text:p text:style-name="Contents_20_2"><text:a xlink:type="simple" xlink:href="#sec-5-4" text:style-name="Internet_20_link" text:visited-style-name="Visited_20_Internet_20_Link">5.4. Onsite UAT</text:a></text:p>
          <text:p text:style-name="Contents_20_3"><text:a xlink:type="simple" xlink:href="#sec-5-4-1" text:style-name="Internet_20_link" text:visited-style-name="Visited_20_Internet_20_Link">5.4.1. Responsibilities:</text:a></text:p>
          <text:p text:style-name="Contents_20_3"><text:a xlink:type="simple" xlink:href="#sec-5-4-2" text:style-name="Internet_20_link" text:visited-style-name="Visited_20_Internet_20_Link">5.4.2. Environment:</text:a></text:p>
          <text:p text:style-name="Contents_20_2"><text:a xlink:type="simple" xlink:href="#sec-5-5" text:style-name="Internet_20_link" text:visited-style-name="Visited_20_Internet_20_Link">5.5. Fedex FPOS</text:a></text:p>
          <text:p text:style-name="Contents_20_3"><text:a xlink:type="simple" xlink:href="#sec-5-5-1" text:style-name="Internet_20_link" text:visited-style-name="Visited_20_Internet_20_Link">5.5.1. Responsibilities:</text:a></text:p>
          <text:p text:style-name="Contents_20_3"><text:a xlink:type="simple" xlink:href="#sec-5-5-2" text:style-name="Internet_20_link" text:visited-style-name="Visited_20_Internet_20_Link">5.5.2. Environment:</text:a></text:p>
          <text:p text:style-name="Contents_20_2"><text:a xlink:type="simple" xlink:href="#sec-5-6" text:style-name="Internet_20_link" text:visited-style-name="Visited_20_Internet_20_Link">5.6. GWT Widgets</text:a></text:p>
          <text:p text:style-name="Contents_20_3"><text:a xlink:type="simple" xlink:href="#sec-5-6-1" text:style-name="Internet_20_link" text:visited-style-name="Visited_20_Internet_20_Link">5.6.1. Responsibilities:</text:a></text:p>
          <text:p text:style-name="Contents_20_3"><text:a xlink:type="simple" xlink:href="#sec-5-6-2" text:style-name="Internet_20_link" text:visited-style-name="Visited_20_Internet_20_Link">5.6.2. Environment:</text:a></text:p>
          <text:p text:style-name="Contents_20_1"><text:a xlink:type="simple" xlink:href="#sec-6" text:style-name="Internet_20_link" text:visited-style-name="Visited_20_Internet_20_Link">6. Education</text:a></text:p>
          <text:p text:style-name="Contents_20_1"><text:a xlink:type="simple" xlink:href="#sec-7" text:style-name="Internet_20_link" text:visited-style-name="Visited_20_Internet_20_Link">7. Personal Details</text:a></text:p>
          <text:p text:style-name="Contents_20_1"><text:a xlink:type="simple" xlink:href="#sec-8" text:style-name="Internet_20_link" text:visited-style-name="Visited_20_Internet_20_Link">8. Hobbies</text:a></text:p>
        </text:index-body>
      </text:table-of-content>
      <text:h text:style-name="Heading_20_1" text:outline-level="1"><text:bookmark text:name="sec-1"/><text:bookmark-start text:name="OrgXref.sec-1"/>Contact Details <text:bookmark-end text:name="OrgXref.sec-1"/></text:h>
      <text:section text:style-name="Sect2" text:name="Section1">
        <table:table table:name="Table1" table:style-name="Table1">
          <table:table-column table:style-name="Table1.A" table:number-columns-repeated="2"/>
          <table:table-row>
            <table:table-cell table:style-name="Table1.A1" office:value-type="string">
              <text:p text:style-name="OrgTableContentsLeft"><text:span text:style-name="Bold">Name</text:span></text:p>
            </table:table-cell>
            <table:table-cell table:style-name="Table1.A1" office:value-type="string">
              <text:p text:style-name="OrgTableContentsLeft">Daljeet Singh</text:p>
            </table:table-cell>
          </table:table-row>
          <table:table-row>
            <table:table-cell table:style-name="Table1.A2" office:value-type="string">
              <text:p text:style-name="OrgTableContentsLeft"><text:span text:style-name="Bold">Phone</text:span></text:p>
            </table:table-cell>
            <table:table-cell table:style-name="Table1.A2" office:value-type="string">
              <text:p text:style-name="OrgTableContentsLeft">+91-9910069813</text:p>
            </table:table-cell>
          </table:table-row>
          <table:table-row>
            <table:table-cell table:style-name="Table1.A2" office:value-type="string">
              <text:p text:style-name="OrgTableContentsLeft"><text:span text:style-name="Bold">Email</text:span></text:p>
            </table:table-cell>
            <table:table-cell table:style-name="Table1.A2" office:value-type="string">
              <text:p text:style-name="OrgTableContentsLeft">daljeet.singh123@gmail.com</text:p>
            </table:table-cell>
          </table:table-row>
          <table:table-row>
            <table:table-cell table:style-name="Table1.B4" office:value-type="string">
              <text:p text:style-name="OrgTableContentsLeft"><text:span text:style-name="Bold">Address</text:span></text:p>
            </table:table-cell>
            <table:table-cell table:style-name="Table1.B4" office:value-type="string">
              <text:p text:style-name="OrgTableContentsLeft">Indirapuram, Ghaziabaad (UP)</text:p>
            </table:table-cell>
          </table:table-row>
        </table:table>
      </text:section>
      <text:h text:style-name="Heading_20_1" text:outline-level="1"><text:bookmark text:name="sec-2"/><text:bookmark-start text:name="OrgXref.sec-2"/>Summary <text:bookmark-end text:name="OrgXref.sec-2"/></text:h>
      <text:p text:style-name="Text_20_body">Highly talented persistent and accomplished IT professional offering 10 years of experience in object-oriented design principles, Functional Programming, application development. Posses significant experience in designing and implementing software solutions, capable of improving software design and quality by applying new software methodologies. Gifted with good team player and high motivation. </text:p>
      <text:h text:style-name="Heading_20_1" text:outline-level="1"><text:bookmark text:name="sec-3"/><text:bookmark-start text:name="OrgXref.sec-3"/><text:soft-page-break/>Skills <text:bookmark-end text:name="OrgXref.sec-3"/></text:h>
      <text:section text:style-name="Sect2" text:name="Section2">
        <table:table table:name="Table2" table:style-name="Table2">
          <table:table-column table:style-name="Table2.A" table:number-columns-repeated="2"/>
          <table:table-row>
            <table:table-cell table:style-name="Table2.A1" office:value-type="string">
              <text:p text:style-name="OrgTableContentsLeft"><text:span text:style-name="Bold">Languages</text:span></text:p>
            </table:table-cell>
            <table:table-cell table:style-name="Table2.A1" office:value-type="string">
              <text:p text:style-name="OrgTableContentsLeft">Java, Java-script, Clojure, Scala</text:p>
            </table:table-cell>
          </table:table-row>
          <table:table-row>
            <table:table-cell table:style-name="Table2.A2" office:value-type="string">
              <text:p text:style-name="OrgTableContentsLeft"><text:span text:style-name="Bold">Operating Systems</text:span></text:p>
            </table:table-cell>
            <table:table-cell table:style-name="Table2.A2" office:value-type="string">
              <text:p text:style-name="OrgTableContentsLeft">Red Hat Enterprise Linux / Arch linux</text:p>
            </table:table-cell>
          </table:table-row>
          <table:table-row>
            <table:table-cell table:style-name="Table2.A2" office:value-type="string">
              <text:p text:style-name="OrgTableContentsLeft"><text:span text:style-name="Bold">Databases</text:span></text:p>
            </table:table-cell>
            <table:table-cell table:style-name="Table2.A2" office:value-type="string">
              <text:p text:style-name="OrgTableContentsLeft">Oracle 11g , MongoDb</text:p>
            </table:table-cell>
          </table:table-row>
          <table:table-row>
            <table:table-cell table:style-name="Table2.A2" office:value-type="string">
              <text:p text:style-name="OrgTableContentsLeft"><text:span text:style-name="Bold">Technologies</text:span></text:p>
            </table:table-cell>
            <table:table-cell table:style-name="Table2.A2" office:value-type="string">
              <text:p text:style-name="OrgTableContentsLeft">J2EE, Swing, spring, hibernate</text:p>
            </table:table-cell>
          </table:table-row>
          <table:table-row>
            <table:table-cell table:style-name="Table2.A2" office:value-type="string">
              <text:p text:style-name="OrgTableContentsLeft"><text:span text:style-name="Bold">Application Servers</text:span></text:p>
            </table:table-cell>
            <table:table-cell table:style-name="Table2.A2" office:value-type="string">
              <text:p text:style-name="OrgTableContentsLeft">Weblogic, Tomcat, jetty</text:p>
            </table:table-cell>
          </table:table-row>
          <table:table-row>
            <table:table-cell table:style-name="Table2.A2" office:value-type="string">
              <text:p text:style-name="OrgTableContentsLeft"><text:span text:style-name="Bold">Editors/IDE</text:span></text:p>
            </table:table-cell>
            <table:table-cell table:style-name="Table2.A2" office:value-type="string">
              <text:p text:style-name="OrgTableContentsLeft">Emacs, Vim, Eclipse</text:p>
            </table:table-cell>
          </table:table-row>
          <table:table-row>
            <table:table-cell table:style-name="Table2.B7" office:value-type="string">
              <text:p text:style-name="OrgTableContentsLeft"><text:span text:style-name="Bold">Version Control Systems</text:span></text:p>
            </table:table-cell>
            <table:table-cell table:style-name="Table2.B7" office:value-type="string">
              <text:p text:style-name="OrgTableContentsLeft">git, mercurial</text:p>
            </table:table-cell>
          </table:table-row>
        </table:table>
      </text:section>
      <text:h text:style-name="Heading_20_1" text:outline-level="1"><text:bookmark text:name="sec-4"/><text:bookmark-start text:name="OrgXref.sec-4"/>Experience: <text:bookmark-end text:name="OrgXref.sec-4"/></text:h>
      <text:p text:style-name="Text_20_body">Total : 10 years </text:p>
      <text:section text:style-name="Sect2" text:name="Section3">
        <table:table table:name="Table3" table:style-name="Table3">
          <table:table-column table:style-name="Table3.A" table:number-columns-repeated="4"/>
          <table:table-header-rows>
            <table:table-row>
              <table:table-cell table:style-name="Table3.A1" office:value-type="string">
                <text:p text:style-name="OrgTableHeadingLeft"><text:span text:style-name="Bold">Company Name</text:span></text:p>
              </table:table-cell>
              <table:table-cell table:style-name="Table3.A1" office:value-type="string">
                <text:p text:style-name="OrgTableHeadingLeft"><text:span text:style-name="Bold">Start Data</text:span></text:p>
              </table:table-cell>
              <table:table-cell table:style-name="Table3.A1" office:value-type="string">
                <text:p text:style-name="OrgTableHeadingLeft"><text:span text:style-name="Bold">End Data</text:span></text:p>
              </table:table-cell>
              <table:table-cell table:style-name="Table3.A1" office:value-type="string">
                <text:p text:style-name="OrgTableHeadingLeft"><text:span text:style-name="Bold">Duration</text:span></text:p>
              </table:table-cell>
            </table:table-row>
          </table:table-header-rows>
          <table:table-row>
            <table:table-cell table:style-name="Table3.A2" office:value-type="string">
              <text:p text:style-name="OrgTableContentsLeft"><text:span text:style-name="Bold">HCL Technologies</text:span></text:p>
            </table:table-cell>
            <table:table-cell table:style-name="Table3.A2" office:value-type="string">
              <text:p text:style-name="OrgTableContentsLeft">July-2014</text:p>
            </table:table-cell>
            <table:table-cell table:style-name="Table3.A2" office:value-type="string">
              <text:p text:style-name="OrgTableContentsLeft">current</text:p>
            </table:table-cell>
            <table:table-cell table:style-name="Table3.A2" office:value-type="string">
              <text:p text:style-name="OrgTableContentsLeft">2 years</text:p>
            </table:table-cell>
          </table:table-row>
          <table:table-row>
            <table:table-cell table:style-name="Table3.A3" office:value-type="string">
              <text:p text:style-name="OrgTableContentsLeft"><text:span text:style-name="Bold">Bqurious Software</text:span></text:p>
            </table:table-cell>
            <table:table-cell table:style-name="Table3.A3" office:value-type="string">
              <text:p text:style-name="OrgTableContentsLeft">May-2013</text:p>
            </table:table-cell>
            <table:table-cell table:style-name="Table3.A3" office:value-type="string">
              <text:p text:style-name="OrgTableContentsLeft">july 2014</text:p>
            </table:table-cell>
            <table:table-cell table:style-name="Table3.A3" office:value-type="string">
              <text:p text:style-name="OrgTableContentsLeft">1.5 years</text:p>
            </table:table-cell>
          </table:table-row>
          <table:table-row>
            <table:table-cell table:style-name="Table3.A3" office:value-type="string">
              <text:p text:style-name="OrgTableContentsLeft"><text:span text:style-name="Bold">Skillnet Inc</text:span></text:p>
            </table:table-cell>
            <table:table-cell table:style-name="Table3.A3" office:value-type="string">
              <text:p text:style-name="OrgTableContentsLeft">Dec-2011</text:p>
            </table:table-cell>
            <table:table-cell table:style-name="Table3.A3" office:value-type="string">
              <text:p text:style-name="OrgTableContentsLeft">May 2013</text:p>
            </table:table-cell>
            <table:table-cell table:style-name="Table3.A3" office:value-type="string">
              <text:p text:style-name="OrgTableContentsLeft">2 years</text:p>
            </table:table-cell>
          </table:table-row>
          <table:table-row>
            <table:table-cell table:style-name="Table3.A3" office:value-type="string">
              <text:p text:style-name="OrgTableContentsLeft"><text:span text:style-name="Bold">Infogain India Pvt Limited</text:span></text:p>
            </table:table-cell>
            <table:table-cell table:style-name="Table3.A3" office:value-type="string">
              <text:p text:style-name="OrgTableContentsLeft">Jan 2011</text:p>
            </table:table-cell>
            <table:table-cell table:style-name="Table3.A3" office:value-type="string">
              <text:p text:style-name="OrgTableContentsLeft">Nov 2011</text:p>
            </table:table-cell>
            <table:table-cell table:style-name="Table3.A3" office:value-type="string">
              <text:p text:style-name="OrgTableContentsLeft">11 Months</text:p>
            </table:table-cell>
          </table:table-row>
          <table:table-row>
            <table:table-cell table:style-name="Table3.A3" office:value-type="string">
              <text:p text:style-name="OrgTableContentsLeft"><text:span text:style-name="Bold">Bebo Technologies</text:span></text:p>
            </table:table-cell>
            <table:table-cell table:style-name="Table3.A3" office:value-type="string">
              <text:p text:style-name="OrgTableContentsLeft">Aug-2010</text:p>
            </table:table-cell>
            <table:table-cell table:style-name="Table3.A3" office:value-type="string">
              <text:p text:style-name="OrgTableContentsLeft">Dec2010</text:p>
            </table:table-cell>
            <table:table-cell table:style-name="Table3.A3" office:value-type="string">
              <text:p text:style-name="OrgTableContentsLeft">4 months</text:p>
            </table:table-cell>
          </table:table-row>
          <table:table-row>
            <table:table-cell table:style-name="Table3.D7" office:value-type="string">
              <text:p text:style-name="OrgTableContentsLeft"><text:span text:style-name="Bold">Freelance</text:span></text:p>
            </table:table-cell>
            <table:table-cell table:style-name="Table3.D7" office:value-type="string">
              <text:p text:style-name="OrgTableContentsLeft">May 2006</text:p>
            </table:table-cell>
            <table:table-cell table:style-name="Table3.D7" office:value-type="string">
              <text:p text:style-name="OrgTableContentsLeft">Dec 2010</text:p>
            </table:table-cell>
            <table:table-cell table:style-name="Table3.D7" office:value-type="string">
              <text:p text:style-name="OrgTableContentsLeft">4 years</text:p>
            </table:table-cell>
          </table:table-row>
        </table:table>
      </text:section>
      <text:h text:style-name="Heading_20_1" text:outline-level="1"><text:bookmark text:name="sec-5"/><text:bookmark-start text:name="OrgXref.sec-5"/>Projects <text:bookmark-end text:name="OrgXref.sec-5"/></text:h>
      <text:h text:style-name="Heading_20_2" text:outline-level="2"><text:bookmark text:name="sec-5-1"/><text:bookmark-start text:name="OrgXref.sec-5-1"/>PrideGlobal <text:bookmark-end text:name="OrgXref.sec-5-1"/></text:h>
      <text:p text:style-name="Text_20_body">Nodejs Rest API development, with mongo DB backend. Test driven development using Mocha. </text:p>
      <text:h text:style-name="Heading_20_2" text:outline-level="2"><text:bookmark text:name="sec-5-2"/><text:bookmark-start text:name="OrgXref.sec-5-2"/><text:soft-page-break/>HCL Practice 1.5 years <text:bookmark-end text:name="OrgXref.sec-5-2"/></text:h>
      <text:p text:style-name="Text_20_body">2 patents filed, both patents sent for filing in US after filing in India last year. 4d trajectory demo successfully completed single handedly using JavaScript and Google maps. </text:p>
      <text:h text:style-name="Heading_20_2" text:outline-level="2"><text:bookmark text:name="sec-5-3"/><text:bookmark-start text:name="OrgXref.sec-5-3"/>Product development : <text:bookmark-end text:name="OrgXref.sec-5-3"/></text:h>
      <text:p text:style-name="Text_20_body">developed a web driver for native application for the android platform. Also developed a recorder for recording all user interactions with a chosen application. All user interactions are mapped to predefined keywords. These keywords are converted to executable code at run-time using the data driven approach for user interface testing. Developed cross platform installation utilities for signing and installing apps for testing purposes (for mac and windows) </text:p>
      <text:h text:style-name="Heading_20_2" text:outline-level="2"><text:bookmark text:name="sec-5-4"/><text:bookmark-start text:name="OrgXref.sec-5-4"/>Onsite UAT <text:bookmark-end text:name="OrgXref.sec-5-4"/></text:h>
      <text:p text:style-name="Text_20_body">at client site at Vodafone Romania Was deputed on-site for 2 months at Vodafone Romania for User Acceptance Testing for the Integration and customization of SIM with Oracle Inventory. </text:p>
      <text:h text:style-name="Heading_20_3" text:outline-level="3"><text:bookmark text:name="sec-5-4-1"/><text:bookmark-start text:name="OrgXref.sec-5-4-1"/>Responsibilities: <text:bookmark-end text:name="OrgXref.sec-5-4-1"/></text:h>
      <text:p text:style-name="Text_20_body">As a System Analyst responsibilities included supporting migration of Data, Reconciliation of records, Debugging and resolving bugs related to Integration of SIM with Oracle Inventory. </text:p>
      <text:h text:style-name="Heading_20_3" text:outline-level="3"><text:bookmark text:name="sec-5-4-2"/><text:bookmark-start text:name="OrgXref.sec-5-4-2"/>Environment: <text:bookmark-end text:name="OrgXref.sec-5-4-2"/></text:h>
      <text:p text:style-name="Text_20_body">Technologies: Servlets, EJB, XML, SIM 13.2.1, Weblogic, Spring batch framework, quartz scheduler, Oracle ActiveMQ </text:p>
      <text:h text:style-name="Heading_20_2" text:outline-level="2"><text:bookmark text:name="sec-5-5"/><text:bookmark-start text:name="OrgXref.sec-5-5"/>Fedex FPOS <text:bookmark-end text:name="OrgXref.sec-5-5"/></text:h>
      <text:p text:style-name="Text_20_body">It is a swing based KIOSK application with skinnable and resolution independent look and feel. The major work revolves around designing of screens using rich GUI features for kiosk. </text:p>
      <text:h text:style-name="Heading_20_3" text:outline-level="3"><text:bookmark text:name="sec-5-5-1"/><text:bookmark-start text:name="OrgXref.sec-5-5-1"/>Responsibilities: <text:bookmark-end text:name="OrgXref.sec-5-5-1"/></text:h>
      <text:p text:style-name="Text_20_body">As a Sr. Software Engg. responsibilities include the analysis of requirements, coding, design document, designing of validation framework, designing of UI framework, R&amp;D, Team mentoring and training. </text:p>
      <text:h text:style-name="Heading_20_3" text:outline-level="3"><text:bookmark text:name="sec-5-5-2"/><text:bookmark-start text:name="OrgXref.sec-5-5-2"/>Environment: <text:bookmark-end text:name="OrgXref.sec-5-5-2"/></text:h>
      <text:p text:style-name="Text_20_body">Technologies: Java, Swing , synth Look and Feel, MIG layout. </text:p>
      <text:h text:style-name="Heading_20_2" text:outline-level="2"><text:bookmark text:name="sec-5-6"/><text:bookmark-start text:name="OrgXref.sec-5-6"/><text:soft-page-break/>GWT Widgets <text:bookmark-end text:name="OrgXref.sec-5-6"/></text:h>
      <text:p text:style-name="Text_20_body">This work involved Building of widgets in GWT for an Enterprise Corporate Legal Software. The widgets built had to be integrated with the provided web services and also integrated with already developed JSP pages. </text:p>
      <text:h text:style-name="Heading_20_3" text:outline-level="3"><text:bookmark text:name="sec-5-6-1"/><text:bookmark-start text:name="OrgXref.sec-5-6-1"/>Responsibilities: <text:bookmark-end text:name="OrgXref.sec-5-6-1"/></text:h>
      <text:p text:style-name="Text_20_body">As a Software Engineer responsibilities include the analysis of requirements, design and architecture, coding, documentation, client interaction, designing of UI framework, R&amp;D. </text:p>
      <text:h text:style-name="Heading_20_3" text:outline-level="3"><text:bookmark text:name="sec-5-6-2"/><text:bookmark-start text:name="OrgXref.sec-5-6-2"/>Environment: <text:bookmark-end text:name="OrgXref.sec-5-6-2"/></text:h>
      <text:p text:style-name="Text_20_body">Technologies: Java, GWT(Google Web toolkit), jsp, servlets, spring, hibernate </text:p>
      <text:h text:style-name="Heading_20_1" text:outline-level="1"><text:bookmark text:name="sec-6"/><text:bookmark-start text:name="OrgXref.sec-6"/>Education <text:bookmark-end text:name="OrgXref.sec-6"/></text:h>
      <text:section text:style-name="Sect2" text:name="Section4">
        <table:table table:name="Table4" table:style-name="Table4">
          <table:table-column table:style-name="Table4.A" table:number-columns-repeated="4"/>
          <table:table-header-rows>
            <table:table-row>
              <table:table-cell table:style-name="Table4.A1" office:value-type="string">
                <text:p text:style-name="OrgTableHeadingLeft"><text:span text:style-name="Bold">Degree</text:span></text:p>
              </table:table-cell>
              <table:table-cell table:style-name="Table4.A1" office:value-type="string">
                <text:p text:style-name="OrgTableHeadingLeft"><text:span text:style-name="Bold">Board</text:span></text:p>
              </table:table-cell>
              <table:table-cell table:style-name="Table4.A1" office:value-type="string">
                <text:p text:style-name="OrgTableHeadingRight"><text:span text:style-name="Bold">Year</text:span></text:p>
              </table:table-cell>
              <table:table-cell table:style-name="Table4.A1" office:value-type="string">
                <text:p text:style-name="OrgTableHeadingRight"><text:span text:style-name="Bold">Percentage</text:span></text:p>
              </table:table-cell>
            </table:table-row>
          </table:table-header-rows>
          <table:table-row>
            <table:table-cell table:style-name="Table4.A2" office:value-type="string">
              <text:p text:style-name="OrgTableContentsLeft"><text:span text:style-name="Bold">B.Tech.</text:span></text:p>
            </table:table-cell>
            <table:table-cell table:style-name="Table4.A2" office:value-type="string">
              <text:p text:style-name="OrgTableContentsLeft">PTU(Punjab Technical University) Jalandhar</text:p>
            </table:table-cell>
            <table:table-cell table:style-name="Table4.A2" office:value-type="string">
              <text:p text:style-name="OrgTableContentsRight">2008</text:p>
            </table:table-cell>
            <table:table-cell table:style-name="Table4.A2" office:value-type="string">
              <text:p text:style-name="OrgTableContentsRight">64.2</text:p>
            </table:table-cell>
          </table:table-row>
          <table:table-row>
            <table:table-cell table:style-name="Table4.A3" office:value-type="string">
              <text:p text:style-name="OrgTableContentsLeft"><text:span text:style-name="Bold">12th</text:span></text:p>
            </table:table-cell>
            <table:table-cell table:style-name="Table4.A3" office:value-type="string">
              <text:p text:style-name="OrgTableContentsLeft">CBSE Board</text:p>
            </table:table-cell>
            <table:table-cell table:style-name="Table4.A3" office:value-type="string">
              <text:p text:style-name="OrgTableContentsRight">2000</text:p>
            </table:table-cell>
            <table:table-cell table:style-name="Table4.A3" office:value-type="string">
              <text:p text:style-name="OrgTableContentsRight">62</text:p>
            </table:table-cell>
          </table:table-row>
          <table:table-row>
            <table:table-cell table:style-name="Table4.D4" office:value-type="string">
              <text:p text:style-name="OrgTableContentsLeft"><text:span text:style-name="Bold">10th</text:span></text:p>
            </table:table-cell>
            <table:table-cell table:style-name="Table4.D4" office:value-type="string">
              <text:p text:style-name="OrgTableContentsLeft">CBSE Board</text:p>
            </table:table-cell>
            <table:table-cell table:style-name="Table4.D4" office:value-type="string">
              <text:p text:style-name="OrgTableContentsRight">1998</text:p>
            </table:table-cell>
            <table:table-cell table:style-name="Table4.D4" office:value-type="string">
              <text:p text:style-name="OrgTableContentsRight">76</text:p>
            </table:table-cell>
          </table:table-row>
        </table:table>
      </text:section>
      <text:h text:style-name="Heading_20_1" text:outline-level="1"><text:bookmark text:name="sec-7"/><text:bookmark-start text:name="OrgXref.sec-7"/>Personal Details <text:bookmark-end text:name="OrgXref.sec-7"/></text:h>
      <text:section text:style-name="Sect2" text:name="Section5">
        <table:table table:name="Table5" table:style-name="Table5">
          <table:table-column table:style-name="Table5.A" table:number-columns-repeated="2"/>
          <table:table-row>
            <table:table-cell table:style-name="Table5.A1" office:value-type="string">
              <text:p text:style-name="OrgTableContentsLeft"><text:span text:style-name="Bold">Date of birth</text:span></text:p>
            </table:table-cell>
            <table:table-cell table:style-name="Table5.A1" office:value-type="string">
              <text:p text:style-name="OrgTableContentsLeft">3rd June 1982</text:p>
            </table:table-cell>
          </table:table-row>
          <table:table-row>
            <table:table-cell table:style-name="Table5.A2" office:value-type="string">
              <text:p text:style-name="OrgTableContentsLeft"><text:span text:style-name="Bold">Nationality</text:span></text:p>
            </table:table-cell>
            <table:table-cell table:style-name="Table5.A2" office:value-type="string">
              <text:p text:style-name="OrgTableContentsLeft">Indian</text:p>
            </table:table-cell>
          </table:table-row>
          <table:table-row>
            <table:table-cell table:style-name="Table5.B3" office:value-type="string">
              <text:p text:style-name="OrgTableContentsLeft"><text:span text:style-name="Bold">Languages</text:span></text:p>
            </table:table-cell>
            <table:table-cell table:style-name="Table5.B3" office:value-type="string">
              <text:p text:style-name="OrgTableContentsLeft">English, Hindi, Punjabi</text:p>
            </table:table-cell>
          </table:table-row>
        </table:table>
      </text:section>
      <text:h text:style-name="Heading_20_1" text:outline-level="1"><text:bookmark text:name="sec-8"/><text:bookmark-start text:name="OrgXref.sec-8"/>Hobbies <text:bookmark-end text:name="OrgXref.sec-8"/></text:h>
      <text:list xml:id="list5523085895049770506" text:style-name="OrgBulletedList">
        <text:list-item>
          <text:p text:style-name="P2">Takes keen interest in reading web-logs and articles related to computer science and information technology. </text:p>
        </text:list-item>
        <text:list-item>
          <text:p text:style-name="P2">He solves puzzles and riddles in his free time. </text:p>
        </text:list-item>
        <text:list-item>
          <text:p text:style-name="P2">Linux/emacs/vim freak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dc:date>2016-07-20T13:08:22.372431543</dc:date>
    <meta:creation-date>2016-07-20T13:06:41</meta:creation-date>
    <meta:generator>LibreOffice/5.1.4.2$Linux_X86_64 LibreOffice_project/10m0$Build-2</meta:generator>
    <meta:keyword>nil</meta:keyword>
    <dc:subject>nil</dc:subject>
    <dc:title>Daljeet_Resume</dc:title>
    <meta:editing-duration>PT1M7S</meta:editing-duration>
    <meta:editing-cycles>1</meta:editing-cycles>
    <meta:document-statistic meta:table-count="5" meta:image-count="0" meta:object-count="0" meta:page-count="4" meta:paragraph-count="135" meta:word-count="630" meta:character-count="4320" meta:non-whitespace-character-count="3791"/>
  </office:meta>
</office:document-meta>
</file>